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7115" officeooo:paragraph-rsid="00127115"/>
    </style:style>
    <style:style style:name="P2" style:family="paragraph" style:parent-style-name="Standard">
      <style:text-properties fo:font-size="18pt" officeooo:rsid="00127115" officeooo:paragraph-rsid="00127115" style:font-size-asian="18pt" style:font-size-complex="18pt"/>
    </style:style>
    <style:style style:name="T1" style:family="text">
      <style:text-properties officeooo:rsid="001457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Exercice( pour les SLAM)</text:p>
      <text:p text:style-name="P2"/>
      <text:p text:style-name="P2">Dans quelle mesure le droit répond-il aux questions posées par le développement du numérique ?</text:p>
      <text:p text:style-name="P2">Répondre à la question de manière synthétique en s’appuyant <text:span text:style-name="T1">le document</text:span> joi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02:18:49.236000000</meta:creation-date>
    <dc:date>2024-03-26T02:56:39.215000000</dc:date>
    <meta:editing-duration>PT37M49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3" meta:word-count="31" meta:character-count="196" meta:non-whitespace-character-count="168"/>
  </office:meta>
</office:document-meta>
</file>